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2aa79" officeooo:paragraph-rsid="0002aa79"/>
    </style:style>
    <style:style style:name="P2" style:family="paragraph" style:parent-style-name="Standard">
      <style:text-properties officeooo:rsid="0002aa79" officeooo:paragraph-rsid="0002dcab"/>
    </style:style>
    <style:style style:name="T1" style:family="text">
      <style:text-properties officeooo:rsid="0002d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cpp</text:p>
      <text:p text:style-name="P1"><text:s text:c="2"/>nucl.set_pre_heat_sink(true); <text:s/>// avoid negative temperature at replant</text:p>
      <text:p text:style-name="P1"/>
      <text:p text:style-name="P1">nucleation.h</text:p>
      <text:p text:style-name="P1"><text:s text:c="3"/>set_pre_heat_sink(bool b);</text:p>
      <text:p text:style-name="P1">nucleation.cpp</text:p>
      <text:p text:style-name="P1"><text:s text:c="3"/>pre_heat_sink = false;</text:p>
      <text:p text:style-name="P1"/>
      <text:p text:style-name="P1">Previous code:</text:p>
      <text:p text:style-name="P1"/>
      <text:p text:style-name="P1">plant</text:p>
      <text:p text:style-name="P1"><text:s text:c="3"/>|---zoning</text:p>
      <text:p text:style-name="P1"><text:s text:c="3"/>|---loop sites</text:p>
      <text:p text:style-name="P1"><text:s text:c="3"/>| <text:s text:c="7"/>sites.st_time_seed</text:p>
      <text:p text:style-name="P1"><text:s text:c="3"/>| <text:s text:c="7"/>sites.st_active(true)</text:p>
      <text:p text:style-name="P1"><text:s text:c="3"/>| <text:s text:c="7"/>plant_site</text:p>
      <text:p text:style-name="P1"><text:s text:c="3"/>|---qsrc.exchange</text:p>
      <text:p text:style-name="P1"><text:s text:c="3"/>|---loop dummy sites</text:p>
      <text:p text:style-name="P1"><text:s text:c="3"/>| <text:s text:c="7"/>dsites.set_active(true)</text:p>
      <text:p text:style-name="P1"><text:s text:c="3"/>| <text:s text:c="7"/>plant_dummy_site</text:p>
      <text:p text:style-name="P1"><text:s text:c="3"/>|---vf.exchange_all()</text:p>
      <text:p text:style-name="P1"><text:s text:c="3"/>|---st_active:</text:p>
      <text:p text:style-name="P1"><text:s text:c="3"/>return</text:p>
      <text:p text:style-name="P1"/>
      <text:p text:style-name="P1">replant</text:p>
      <text:p text:style-name="P1"><text:s text:c="3"/>|---zoning</text:p>
      <text:p text:style-name="P1"><text:s text:c="3"/>|---plant_site: <text:s/>modify clr; add qsrc</text:p>
      <text:p text:style-name="P1"><text:s text:c="3"/>|---plant_dummy_site:</text:p>
      <text:p text:style-name="P1"><text:s text:c="3"/>|---st_active:</text:p>
      <text:p text:style-name="P1"><text:s text:c="3"/>|---upkeep_after_seeding: <text:s/>virtual function</text:p>
      <text:p text:style-name="P1"/>
      <text:p text:style-name="P1"/>
      <text:p text:style-name="P1">For each site, define</text:p>
      <text:p text:style-name="P1"><text:s text:c="3"/><text:span text:style-name="T1">real time_Tact() <text:s text:c="40"/>// newly added</text:span></text:p>
      <text:p text:style-name="P1"><text:s text:c="3"/><text:span text:style-name="T1">real time_plant_clr() <text:s text:c="2"/>← time_seed() <text:s text:c="6"/>// modified, saved and loaded</text:span></text:p>
      <text:p text:style-name="P2"><text:s text:c="3"/><text:span text:style-name="T1">bool bplant_clr <text:s text:c="3"/>← bseed <text:s text:c="5"/>// modified. <text:s/>true=plant, false=not plant</text:span></text:p>
      <text:p text:style-name="P2"><text:s text:c="3"/><text:span text:style-name="T1">bool bqsink <text:s text:c="3"/>// true = sink term is active, false = sink term is inactive</text:span></text:p>
      <text:p text:style-name="P2"><text:s text:c="3"/><text:span text:style-name="T1">real vol_bubble() <text:s/>// bubble volume, computed in nucleation.add()</text:span></text:p>
      <text:p text:style-name="P2"><text:s text:c="3"/><text:span text:style-name="T1">real area_base <text:s text:c="6"/>// bubble base area, computed in nucleation.add()</text:span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7:08.497082907</meta:creation-date>
    <dc:date>2023-09-11T17:14:59.655277405</dc:date>
    <meta:editing-duration>PT2H17M52S</meta:editing-duration>
    <meta:editing-cycles>2</meta:editing-cycles>
    <meta:generator>LibreOffice/7.5.4.1$Linux_X86_64 LibreOffice_project/50$Build-1</meta:generator>
    <meta:document-statistic meta:table-count="0" meta:image-count="0" meta:object-count="0" meta:page-count="1" meta:paragraph-count="33" meta:word-count="120" meta:character-count="1064" meta:non-whitespace-character-count="806"/>
  </office:meta>
</office:document-meta>
</file>